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0.55cm" fo:min-width="6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9.95cm" fo:min-width="6.3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6.5cm"/>
    </style:style>
    <style:style style:name="pr1" style:family="presentation" style:parent-style-name="Standard-title">
      <style:graphic-properties draw:auto-grow-height="true" fo:min-height="3.8cm"/>
    </style:style>
    <style:style style:name="pr2" style:family="presentation" style:parent-style-name="Standard-subtitle">
      <style:graphic-properties draw:fill-color="#ffffff" draw:textarea-vertical-align="top" draw:auto-grow-height="true" fo:min-height="12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03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style:font-name="Liberation Serif" fo:font-size="24pt" style:font-size-asian="24pt" style:font-size-complex="24pt"/>
    </style:style>
    <style:style style:name="T1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9.199cm" svg:height="3.8cm" svg:x="7.4cm" svg:y="1cm" presentation:class="title">
          <draw:text-box>
            <text:p>Roomba-Kart</text:p>
          </draw:text-box>
        </draw:frame>
        <draw:frame presentation:style-name="pr2" draw:text-style-name="P1" draw:layer="layout" svg:width="19.199cm" svg:height="12.6cm" svg:x="7.4cm" svg:y="5.6cm" presentation:class="subtitle">
          <draw:text-box>
            <text:p text:style-name="P1"/>
            <text:p text:style-name="P1"/>
            <text:p text:style-name="P1"/>
            <text:p text:style-name="P1">Manuel Kaspar &amp; Christian Piatka</text:p>
            <text:p text:style-name="P1"/>
            <text:p text:style-name="P1">Praktikum: Eingebettete-Systeme</text:p>
          </draw:text-box>
        </draw:frame>
        <draw:custom-shape draw:style-name="gr1" draw:text-style-name="P1" draw:layer="layout" svg:width="6.8cm" svg:height="10.8cm" svg:x="0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19.199cm" svg:height="3.8cm" svg:x="7.4cm" svg:y="1cm" presentation:class="title">
          <draw:text-box>
            <text:p>Agenda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Aufgabenstellung</text:p>
              </text:list-item>
              <text:list-item>
                <text:p>Herausforderungen </text:p>
              </text:list-item>
              <text:list-item>
                <text:p>Umsetzung</text:p>
              </text:list-item>
              <text:list-item>
                <text:p>Probleme</text:p>
              </text:list-item>
              <text:list-item>
                <text:p>Live-Demo</text:p>
              </text:list-item>
            </text:list>
          </draw:text-box>
        </draw:frame>
        <draw:custom-shape draw:style-name="gr3" draw:text-style-name="P1" draw:layer="layout" svg:width="6.8cm" svg:height="10.2cm" svg:x="0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19.199cm" svg:height="3.506cm" svg:x="7.4cm" svg:y="0.837cm" presentation:class="title" presentation:user-transformed="true">
          <draw:text-box>
            <text:p>Aufgabenstellung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Entwicklung eines Spiels in Anlehnung an Mario-Kart</text:p>
              </text:list-item>
              <text:list-item>
                <text:p>Möglichst genaue Nachahmung der Spielelemente</text:p>
              </text:list-item>
              <text:list-item>
                <text:p>Multiplayer (2 Spieler) <text:s/></text:p>
              </text:list-item>
              <text:list-item>
                <text:p>Kurs bauen, auf dem Rennen ausgetragen werden können </text:p>
                <text:p/>
              </text:list-item>
            </text:list>
          </draw:text-box>
        </draw:frame>
        <draw:custom-shape draw:style-name="gr4" draw:text-style-name="P2" draw:layer="layout" svg:width="7cm" svg:height="1.4cm" svg:x="0cm" svg:y="5.4cm">
          <text:p text:style-name="P1"><text:span text:style-name="T1">Aufgabenstell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Herausforderung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<text:s/>Interaktion: </text:p>
                <text:list>
                  <text:list-item>
                    <text:p>Spieler beeinflussen sich gegenseitig</text:p>
                  </text:list-item>
                </text:list>
              </text:list-item>
              <text:list-item>
                <text:p>Kart-Handling bei Verlassen des Kurses</text:p>
              </text:list-item>
              <text:list-item>
                <text:p>Steuerung:</text:p>
                <text:list>
                  <text:list-item>
                    <text:p>Beide Spieler nutzen selben Typ Fernbedienung </text:p>
                  </text:list-item>
                  <text:list-item>
                    <text:p>Flüssiges und intuitives Fahren erwünscht </text:p>
                  </text:list-item>
                </text:list>
              </text:list-item>
              <text:list-item>
                <text:p>Kurs:</text:p>
                <text:list>
                  <text:list-item>
                    <text:p>Spezielle Kurseigenschaften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" draw:layer="layout" svg:width="7cm" svg:height="1.4cm" svg:x="0cm" svg:y="7.2cm">
          <text:p text:style-name="P1"><text:span text:style-name="T1">Herausforder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Umsetzung</text:p>
          </draw:text-box>
        </draw:frame>
        <draw:frame presentation:style-name="pr4" draw:layer="layout" svg:width="19.199cm" svg:height="13.286cm" svg:x="7.4cm" svg:y="5.014cm" presentation:class="outline" presentation:user-transformed="true">
          <draw:text-box>
            <text:list text:style-name="L2">
              <text:list-item>
                <text:p>Interaktionen: </text:p>
                <text:list>
                  <text:list-item>
                    <text:p>3 Power-Ups mit verschiedenen Fähigkeiten</text:p>
                  </text:list-item>
                  <text:list-item>
                    <text:p>Funkmodul: dient zur Übertragung eines Abschusses </text:p>
                  </text:list-item>
                </text:list>
              </text:list-item>
              <text:list-item>
                <text:p>Kart-Handling: </text:p>
                <text:list>
                  <text:list-item>
                    <text:p>Kart steuert bei Verlassen des Kurses selbständig wieder auf die Strecke</text:p>
                  </text:list-item>
                  <text:list-item>
                    <text:p>Nur mit bestimmtem Power-Up verlassen der Strecke möglich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7cm" svg:height="1.4cm" svg:x="0cm" svg:y="9.1cm">
          <text:p text:style-name="P1"><text:span text:style-name="T1">Umsetz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placeholder="true" presentation:user-transformed="true">
          <draw:text-box/>
        </draw:frame>
        <draw:frame presentation:style-name="pr4" draw:layer="layout" svg:width="19.199cm" svg:height="13.286cm" svg:x="7.4cm" svg:y="5.014cm" presentation:class="outline" presentation:user-transformed="true">
          <draw:text-box>
            <text:list text:style-name="L2">
              <text:list-item>
                <text:p>Steuerung:</text:p>
                <text:list>
                  <text:list-item>
                    <text:p>Spieler verwenden verschiedene Teilbereiche der Fernsteuerung</text:p>
                  </text:list-item>
                  <text:list-item>
                    <text:p>Kart hält eine vom Spieler vorgegebene Geschwindigkeit </text:p>
                  </text:list-item>
                  <text:list-item>
                    <text:p>Lenkung reagiert auf die Dauer der Eingabe der entsprechenden Richtung</text:p>
                  </text:list-item>
                  <text:list-item>
                    <text:p>Kart fährt von selber wieder geradeaus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7cm" svg:height="1.4cm" svg:x="0cm" svg:y="9.1cm">
          <text:p text:style-name="P1"><text:span text:style-name="T1">Umsetz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placeholder="true" presentation:user-transformed="true">
          <draw:text-box/>
        </draw:frame>
        <draw:frame presentation:style-name="pr4" draw:layer="layout" svg:width="19.199cm" svg:height="13.286cm" svg:x="7.4cm" svg:y="4.914cm" presentation:class="outline" presentation:user-transformed="true">
          <draw:text-box>
            <text:list text:style-name="L2">
              <text:list-item>
                <text:p>Kurs: </text:p>
                <text:list>
                  <text:list-item>
                    <text:p>Besitz sehr breite Ränder um autonomes zurückfahren auf den Kurs zu ermöglichen </text:p>
                  </text:list-item>
                  <text:list-item>
                    <text:p>Spezielle in Alu-Folie gepackte Hindernisse am Streckenrand, die Generierung eines Power-Ups ermöglichen <text:s/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7cm" svg:height="1.4cm" svg:x="0cm" svg:y="9.1cm">
          <text:p text:style-name="P1"><text:span text:style-name="T1">Umsetz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Probleme</text:p>
          </draw:text-box>
        </draw:frame>
        <draw:frame presentation:style-name="pr4" draw:layer="layout" svg:width="19.199cm" svg:height="12.6cm" svg:x="7.4cm" svg:y="5.6cm" presentation:class="outline">
          <draw:text-box>
            <text:list text:style-name="L2">
              <text:list-item>
                <text:p>Kart-Handling:</text:p>
                <text:list>
                  <text:list-item>
                    <text:p>Probleme mit den Lichtsensoren</text:p>
                  </text:list-item>
                  <text:list-item>
                    <text:p>Streckenrand erkennen </text:p>
                  </text:list-item>
                </text:list>
              </text:list-item>
              <text:list-item>
                <text:p>Steuerung: </text:p>
                <text:list>
                  <text:list-item>
                    <text:p>Sehr viele Sonderfälle</text:p>
                  </text:list-item>
                </text:list>
              </text:list-item>
              <text:list-item>
                <text:p>Probleme mit zeitlicher Abfolge des Programms:</text:p>
                <text:list>
                  <text:list-item>
                    <text:p>Befehle mit höhere Priorität 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7cm" svg:height="1.4cm" svg:x="0cm" svg:y="10.9cm">
          <text:p text:style-name="P1"><text:span text:style-name="T1">Proble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7" draw:layer="layout" svg:width="19.199cm" svg:height="3.506cm" svg:x="7.4cm" svg:y="0.837cm" presentation:class="title" presentation:user-transformed="true">
          <draw:text-box>
            <text:p>Live-Demo</text:p>
          </draw:text-box>
        </draw:frame>
        <draw:frame presentation:style-name="pr4" draw:layer="layout" svg:width="19.199cm" svg:height="13.286cm" svg:x="7.4cm" svg:y="4.914cm" presentation:class="outline" presentation:user-transformed="true">
          <draw:text-box>
            <text:list text:style-name="L2">
              <text:list-header>
                <text:p><text:s text:c="9"/></text:p>
                <text:p><text:s text:c="11"/></text:p>
                <text:p><text:s text:c="10"/>Vielen Dank für Ihre <text:tab/> <text:s/><text:tab/> <text:tab/> <text:s text:c="5"/></text:p>
                <text:p><text:s text:c="13"/>Aufmerksamkeit</text:p>
              </text:list-header>
            </text:list>
          </draw:text-box>
        </draw:frame>
        <draw:custom-shape draw:style-name="gr4" draw:text-style-name="P4" draw:layer="layout" svg:width="7cm" svg:height="1.4cm" svg:x="0cm" svg:y="12.8cm">
          <text:p text:style-name="P1"><text:span text:style-name="T1">Live-Dem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solid" draw:fill-color="#004586" draw:textarea-vertical-align="top" draw:auto-grow-height="false" fo:min-height="21cm" fo:min-width="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7cm" svg:height="21cm" svg:x="0cm" svg:y="0cm">
        <text:p text:style-name="MP3"/>
        <text:p text:style-name="MP3"/>
        <text:p text:style-name="MP3"/>
        <text:p text:style-name="MP3"/>
        <text:p text:style-name="MP3"/>
        <text:p text:style-name="MP3"/>
        <text:p text:style-name="MP3"><text:span text:style-name="MT2">Aufgabenstellung</text:span></text:p>
        <text:p text:style-name="MP3"><text:span text:style-name="MT2"/></text:p>
        <text:p text:style-name="MP3"><text:span text:style-name="MT2">Herausforderungen</text:span></text:p>
        <text:p text:style-name="MP3"><text:span text:style-name="MT2"/></text:p>
        <text:p text:style-name="MP3"><text:span text:style-name="MT2">Umsetzung</text:span></text:p>
        <text:p text:style-name="MP3"><text:span text:style-name="MT2"/></text:p>
        <text:p text:style-name="MP3"><text:span text:style-name="MT2">Probleme</text:span></text:p>
        <text:p text:style-name="MP3"><text:span text:style-name="MT2"/></text:p>
        <text:p text:style-name="MP3"><text:span text:style-name="MT2">Live-Demo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9.199cm" svg:height="3.8cm" svg:x="7.4cm" svg:y="1cm" presentation:class="title" presentation:placeholder="true">
        <draw:text-box/>
      </draw:frame>
      <draw:frame presentation:style-name="Standard-outline1" draw:layer="backgroundobjects" svg:width="19.199cm" svg:height="12.6cm" svg:x="7.4cm" svg:y="5.6cm" presentation:class="outline" presentation:placeholder="true">
        <draw:text-box/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4:22:46.933000000</meta:creation-date>
    <dc:date>2015-07-05T18:41:38.520727049</dc:date>
    <meta:editing-duration>PT1H13M35S</meta:editing-duration>
    <meta:editing-cycles>33</meta:editing-cycles>
    <meta:generator>LibreOffice/4.2.8.2$Linux_X86_64 LibreOffice_project/420m0$Build-2</meta:generator>
    <meta:document-statistic meta:object-count="65"/>
  </office:meta>
</office:document-meta>
</file>